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.889cm" fo:margin-right="0cm" fo:text-align="start" text:enable-numbering="false" fo:text-indent="-0.635cm"/>
    </style:style>
    <style:style style:name="P5" style:family="paragraph">
      <style:paragraph-properties fo:margin-left="0.508cm" fo:margin-right="0cm" fo:text-align="start" text:enable-numbering="true" fo:text-indent="-0.508cm"/>
    </style:style>
    <style:style style:name="P6" style:family="paragraph">
      <style:paragraph-properties fo:margin-left="0cm" fo:margin-right="0cm" fo:text-align="center" fo:text-indent="0cm"/>
      <style:text-properties fo:font-size="18pt" fo:font-style="italic" fo:font-weight="bold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0cm" fo:margin-right="0cm" fo:text-align="start" text:enable-numbering="true" fo:text-indent="0cm"/>
      <style:text-properties fo:font-size="18pt" fo:font-style="italic" fo:font-weight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0.6cm" fo:margin-right="0cm" fo:text-indent="-0.6cm"/>
    </style:style>
    <style:style style:name="P14" style:family="paragraph">
      <style:paragraph-properties fo:margin-left="4.8cm" fo:margin-right="0cm" text:enable-numbering="false" fo:text-indent="-0.6cm"/>
    </style:style>
    <style:style style:name="P15" style:family="paragraph">
      <style:paragraph-properties fo:margin-left="3.6cm" fo:margin-right="0cm" text:enable-numbering="false" fo:text-indent="-0.6cm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margin-left="1.2cm" fo:margin-right="0cm" text:enable-numbering="false" fo:text-indent="-0.9cm"/>
      <style:text-properties fo:font-size="20pt"/>
    </style:style>
    <style:style style:name="P19" style:family="paragraph">
      <style:paragraph-properties fo:margin-left="2.4cm" fo:margin-right="0cm" text:enable-numbering="false" fo:text-indent="-0.8cm"/>
    </style:style>
    <style:style style:name="P20" style:family="paragraph">
      <style:paragraph-properties fo:margin-left="1.2cm" fo:margin-right="0cm" text:enable-numbering="false" fo:text-indent="-0.9cm"/>
    </style:style>
    <style:style style:name="P21" style:family="paragraph">
      <style:paragraph-properties fo:margin-left="1.2cm" fo:margin-right="0cm" fo:text-indent="-0.9cm"/>
      <style:text-properties fo:font-size="20pt"/>
    </style:style>
    <style:style style:name="P22" style:family="paragraph">
      <style:paragraph-properties fo:margin-left="6cm" fo:margin-right="0cm" text:enable-numbering="false" fo:text-indent="-0.6cm"/>
    </style:style>
    <style:style style:name="P23" style:family="paragraph">
      <style:paragraph-properties fo:margin-left="7.2cm" fo:margin-right="0cm" text:enable-numbering="false" fo:text-indent="-0.6cm"/>
    </style:style>
    <style:style style:name="P24" style:family="paragraph">
      <style:paragraph-properties fo:margin-left="4.8cm" fo:margin-right="0cm" fo:text-indent="-0.6cm"/>
    </style:style>
    <style:style style:name="P25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color="#ffff00"/>
    </style:style>
    <style:style style:name="T7" style:family="text">
      <style:text-properties fo:color="#ccccff"/>
    </style:style>
    <style:style style:name="T8" style:family="text">
      <style:text-properties fo:color="#23ff23"/>
    </style:style>
    <style:style style:name="T9" style:family="text">
      <style:text-properties fo:color="#ccccff" style:text-position="-33% 58%"/>
    </style:style>
    <style:style style:name="T10" style:family="text">
      <style:text-properties fo:color="#ccccff" fo:font-size="20pt"/>
    </style:style>
    <style:style style:name="T11" style:family="text">
      <style:text-properties fo:font-size="20pt"/>
    </style:style>
    <style:style style:name="T12" style:family="text">
      <style:text-properties fo:color="#23ff23" fo:font-size="20pt"/>
    </style:style>
    <style:style style:name="T13" style:family="text">
      <style:text-properties fo:color="#ffff00" fo:font-size="20pt"/>
    </style:style>
    <style:style style:name="T14" style:family="text">
      <style:text-properties fo:color="#ffffff"/>
    </style:style>
    <style:style style:name="T15" style:family="text">
      <style:text-properties fo:color="#e6ff00"/>
    </style:style>
    <style:style style:name="T16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8.3-8.6</presentation:footer-decl>
      <presentation:footer-decl presentation:name="ftr2">CMPTxxxx</presentation:footer-decl>
      <presentation:date-time-decl presentation:name="dtd1" presentation:source="fixed">31 Oct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<text:span text:style-name="T1">§8.3-8.6: Low Level I/O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31 Oct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87cm" svg:height="0.971cm" svg:x="17.13cm" svg:y="19.29cm">
          <draw:text-box>
            <text:p text:style-name="P1"><text:span text:style-name="T3">http://cmpt14x.seanho.com/</text:span></text:p>
          </draw:text-box>
        </draw:frame>
        <draw:rect draw:style-name="gr2" draw:text-style-name="P6" draw:layer="layout" svg:width="7.62cm" svg:height="4.445cm" svg:x="19.685cm" svg:y="11.43cm">
          <text:list text:style-name="L3">
            <text:list-item>
              <text:p text:style-name="P4"><text:span text:style-name="T4">Reminders:</text:span></text:p>
            </text:list-item>
          </text:list>
          <text:list text:style-name="L3" text:continue-numbering="true">
            <text:list-item>
              <text:p text:style-name="P4"><text:span text:style-name="T5"/></text:p>
            </text:list-item>
          </text:list>
          <text:list text:style-name="L4">
            <text:list-item>
              <text:p text:style-name="P5"><text:span text:style-name="T5">journals</text:span><text:span text:style-name="T4"> in folder</text:span></text:p>
            </text:list-item>
          </text:list>
        </draw:rect>
        <draw:rect draw:style-name="gr3" draw:text-style-name="P8" draw:layer="layout" svg:width="3.177cm" svg:height="1.27cm" svg:x="24.13cm" svg:y="7.99cm">
          <text:list text:style-name="L5">
            <text:list-item>
              <text:p text:style-name="P7"><text:span text:style-name="T4">devo</text:span></text:p>
            </text:list-item>
          </text:list>
        </draw:rect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last time (8.1-8.2)</text:p>
          </draw:text-box>
        </draw:frame>
        <draw:frame presentation:style-name="pr5" draw:text-style-name="P10" draw:layer="layout" svg:width="25.199cm" svg:height="14.668cm" svg:x="1.4cm" svg:y="4.507cm" presentation:class="outline" presentation:user-transformed="true">
          <draw:text-box>
            <text:list text:style-name="L6">
              <text:list-item>
                <text:p text:style-name="P10">Number <text:span text:style-name="T6">bases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Binar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Hexadecimal</text:span> (0BEEFH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Octal</text:span> (115B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Defining characters with octal: 115C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Units of measure of <text:span text:style-name="T6">memory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Bits, nibbles, bytes, words, pages</text:span></text:p>
                  </text:list-item>
                </text:list>
              </text:list-item>
            </text:list>
            <text:list text:style-name="L6">
              <text:list-item>
                <text:p text:style-name="P10">Units of measure for <text:span text:style-name="T6">hard disks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C/H/S</text:span> geometry</text:p>
                  </text:list-item>
                </text:list>
              </text:list-item>
            </text:list>
            <text:list text:style-name="L6">
              <text:list-item>
                <text:p text:style-name="P10">SI <text:span text:style-name="T6">units</text:span> vs binary units, <text:span text:style-name="T7">KB</text:span> vs. <text:span text:style-name="T7">Kb</text:span>, etc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2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8.3-8.6)</text:p>
          </draw:text-box>
        </draw:frame>
        <draw:frame presentation:style-name="pr5" draw:text-style-name="P10" draw:layer="layout" svg:width="25.199cm" svg:height="14.965cm" svg:x="1.4cm" svg:y="4.507cm" presentation:class="outline" presentation:user-transformed="true">
          <draw:text-box>
            <text:list text:style-name="L6">
              <text:list-item>
                <text:p text:style-name="P10"><text:span text:style-name="T6">SYSTEM</text:span> module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LOC, ADDRESS, ADR, CAST</text:span> (vs. <text:span text:style-name="T7">VAL</text:span>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M2 <text:span text:style-name="T6">variables</text:span> pointing to specific memory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Files</text:span>:</text:p>
              </text:list-item>
            </text:list>
            <text:list text:style-name="L6">
              <text:list-item>
                <text:list>
                  <text:list-item>
                    <text:p text:style-name="P11">Logical/program/physical <text:span text:style-name="T6">fil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text/binary <text:span text:style-name="T6">streams</text:span>, <text:span text:style-name="T6">channels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Sequential</text:span> streams: <text:span text:style-name="T7">StreamFile</text:span>, <text:span text:style-name="T7">*IO</text:span> libraries</text:p>
              </text:list-item>
            </text:list>
            <text:list text:style-name="L6">
              <text:list-item>
                <text:p text:style-name="P10"><text:span text:style-name="T6">Rewindable</text:span> streams: <text:span text:style-name="T7">SeqFile</text:span>, <text:span text:style-name="T7">*IO</text:span> libraries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Reread</text:span> and <text:span text:style-name="T7">Rewri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File <text:span text:style-name="T6">modes</text:span>: read/write/ol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he SYSTEM module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M2 allows us some direct <text:span text:style-name="T6">low-level</text:span> access:</text:p>
              </text:list-item>
            </text:list>
            <text:list text:style-name="L6">
              <text:list-item>
                <text:list>
                  <text:list-item>
                    <text:p text:style-name="P11">Lots of goodies can be imported from the <text:span text:style-name="T6">SYSTEM</text:span> library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It's not really a library (no DEF/IMP), but a <text:span text:style-name="T6">pseudo-module</text:span> provided by the compiler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Importing from SYSTEM flags our program as <text:span text:style-name="T6">non-portable</text:span>: it uses low-level implementation-specific features</text:p>
                  </text:list-item>
                </text:list>
              </text:list-item>
            </text:list>
            <text:list text:style-name="L6">
              <text:list-item>
                <text:p text:style-name="P10">SYSTEM is a power tool:</text:p>
              </text:list-item>
            </text:list>
            <text:list text:style-name="L6">
              <text:list-item>
                <text:list>
                  <text:list-item>
                    <text:p text:style-name="P11">You can shoot yourself in the foot pretty badly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eatures of SYSTEM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Some things we can import from <text:span text:style-name="T6">SYSTEM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TYPE </text:span><text:span text:style-name="T8">LOC</text:span><text:span text:style-name="T7">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Data <text:span text:style-name="T6">storage</text:span> units have this typ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TYPE </text:span><text:span text:style-name="T8">ADDRESS</text:span><text:span text:style-name="T7">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Storage <text:span text:style-name="T6">locations</text:span> (memory address) have this typ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PROCEDURE </text:span><text:span text:style-name="T8">ADR</text:span><text:span text:style-name="T7"> (VAR v): ADDRESS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Returns the storage <text:span text:style-name="T6">address</text:span> of a variabl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PROCEDURE </text:span><text:span text:style-name="T8">CAST </text:span><text:span text:style-name="T7">(&lt;type&gt;; val): &lt;type&gt;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Similar to VAL, but <text:span text:style-name="T6">unsafe conver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AST vs. VAL</text:p>
          </draw:text-box>
        </draw:frame>
        <draw:frame presentation:style-name="pr5" draw:text-style-name="P10" draw:layer="layout" svg:width="25.199cm" svg:height="15.007cm" svg:x="1.4cm" svg:y="4.507cm" presentation:class="outline" presentation:user-transformed="true">
          <draw:text-box>
            <text:list text:style-name="L6">
              <text:list-item>
                <text:p text:style-name="P10">Both <text:span text:style-name="T7">CAST</text:span> and <text:span text:style-name="T7">VAL</text:span> convert <text:span text:style-name="T6">types</text:span>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VAR myCard : CARDINAL; myReal : REAL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7">myCard := </text:span><text:span text:style-name="T8">VAL</text:span><text:span text:style-name="T7"> (CARDINAL, myReal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7">myCard := </text:span><text:span text:style-name="T8">CAST</text:span><text:span text:style-name="T7"> (CARDINAL, myReal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6">But <text:span text:style-name="T7">VAL</text:span> converts the <text:span text:style-name="T6">value</text:span> of <text:span text:style-name="T7">myReal</text:span> to a meaningfully equivalent <text:span text:style-name="T7">CARDINAL</text:span> value</text:p>
              </text:list-item>
            </text:list>
            <text:list text:style-name="L6">
              <text:list-item>
                <text:list>
                  <text:list-item>
                    <text:p text:style-name="P17">(e.g., <text:span text:style-name="T6">truncates</text:span> the real number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6">Safe</text:span> type conversion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7">CAST</text:span> re-interprets <text:span text:style-name="T7">myReal</text:span>'s <text:span text:style-name="T6">bit pattern</text:span> as a <text:span text:style-name="T7">CARD</text:span></text:p>
              </text:list-item>
            </text:list>
            <text:list text:style-name="L6">
              <text:list-item>
                <text:list>
                  <text:list-item>
                    <text:p text:style-name="P17">Re-interpretation could lead to weird valu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6">Unsafe</text:span> type convers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ccessing specific memory</text:p>
          </draw:text-box>
        </draw:frame>
        <draw:frame presentation:style-name="pr5" draw:text-style-name="P10" draw:layer="layout" svg:width="25.199cm" svg:height="15.192cm" svg:x="1.4cm" svg:y="4.507cm" presentation:class="outline" presentation:user-transformed="true">
          <draw:text-box>
            <text:list text:style-name="L6">
              <text:list-item>
                <text:p text:style-name="P10">You can declare a <text:span text:style-name="T6">variable</text:span> to refer to a particular location in the computer's memory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7">VAR keyboard</text:span> <text:span text:style-name="T6">[0C000H]</text:span> <text:span text:style-name="T7">: CHAR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6">This example points to one <text:span text:style-name="T6">byte</text:span> (CHAR) at location <text:span text:style-name="T7">C000</text:span><text:span text:style-name="T9">16</text:span> in memory</text:p>
              </text:list-item>
            </text:list>
            <text:list text:style-name="L6">
              <text:list-item>
                <text:list>
                  <text:list-item>
                    <text:p text:style-name="P17">This could be part of the <text:span text:style-name="T8">keyboard</text:span> buffer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Or a <text:span text:style-name="T8">pixel</text:span> on the screen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Or memory used by <text:span text:style-name="T8">other</text:span> program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6">Very dangerous!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6">Memory protection</text:span>: OS prevents one program from accessing another program's memor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: Generic swap</text:p>
          </draw:text-box>
        </draw:frame>
        <draw:frame presentation:style-name="pr5" draw:text-style-name="P21" draw:layer="layout" svg:width="25.199cm" svg:height="14.325cm" svg:x="1.4cm" svg:y="4.507cm" presentation:class="outline" presentation:user-transformed="true">
          <draw:text-box>
            <text:list text:style-name="L6">
              <text:list-item>
                <text:p text:style-name="P18"><text:span text:style-name="T10">MODULE</text:span><text:span text:style-name="T11"> </text:span><text:span text:style-name="T12">Swaps</text:span><text:span text:style-name="T11">;</text:span></text:p>
              </text:list-item>
            </text:list>
            <text:list text:style-name="L6">
              <text:list-item>
                <text:p text:style-name="P18"><text:span text:style-name="T10">FROM</text:span><text:span text:style-name="T11"> </text:span><text:span text:style-name="T13">SYSTEM</text:span><text:span text:style-name="T11"> </text:span><text:span text:style-name="T10">IMPORT</text:span><text:span text:style-name="T11"> </text:span><text:span text:style-name="T13">LOC</text:span><text:span text:style-name="T11">;</text:span></text:p>
              </text:list-item>
            </text:list>
            <text:list text:style-name="L6">
              <text:list-item>
                <text:p text:style-name="P18"><text:span text:style-name="T11"/></text:p>
              </text:list-item>
            </text:list>
            <text:list text:style-name="L6">
              <text:list-item>
                <text:p text:style-name="P18"><text:span text:style-name="T10">PROCEDURE</text:span><text:span text:style-name="T11"> </text:span><text:span text:style-name="T12">CanSwap</text:span><text:span text:style-name="T11"> (a, b: </text:span><text:span text:style-name="T10">ARRAY OF</text:span><text:span text:style-name="T11"> </text:span><text:span text:style-name="T13">LOC</text:span><text:span text:style-name="T11">) : </text:span><text:span text:style-name="T10">BOOLEAN</text:span></text:p>
              </text:list-item>
            </text:list>
            <text:list text:style-name="L6">
              <text:list-item>
                <text:p text:style-name="P18"><text:span text:style-name="T10">BEGIN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0">RETURN</text:span><text:span text:style-name="T11"> </text:span><text:span text:style-name="T10">HIGH</text:span><text:span text:style-name="T11"> (a) = </text:span><text:span text:style-name="T10">HIGH</text:span><text:span text:style-name="T11"> (b);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10">END</text:span><text:span text:style-name="T11"> </text:span><text:span text:style-name="T12">CanSwap</text:span><text:span text:style-name="T11">;</text:span></text:p>
              </text:list-item>
            </text:list>
            <text:list text:style-name="L6">
              <text:list-item>
                <text:p text:style-name="P20"><text:span text:style-name="T11"/></text:p>
              </text:list-item>
            </text:list>
            <text:list text:style-name="L6">
              <text:list-item>
                <text:p text:style-name="P20"><text:span text:style-name="T10">PROCEDURE</text:span><text:span text:style-name="T11"> </text:span><text:span text:style-name="T12">Swap</text:span><text:span text:style-name="T11"> (</text:span><text:span text:style-name="T10">VAR</text:span><text:span text:style-name="T11"> a, b : </text:span><text:span text:style-name="T10">ARRAY OF</text:span><text:span text:style-name="T11"> </text:span><text:span text:style-name="T13">LOC</text:span><text:span text:style-name="T11">);</text:span><text:span text:style-name="T11"><text:tab/></text:span><text:span text:style-name="T11"><text:tab/></text:span><text:span text:style-name="T12">(* any type! *)</text:span></text:p>
              </text:list-item>
            </text:list>
            <text:list text:style-name="L6">
              <text:list-item>
                <text:p text:style-name="P20"><text:span text:style-name="T10">VAR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1">temp : </text:span><text:span text:style-name="T13">LOC</text:span><text:span text:style-name="T11">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11">max, count : </text:span><text:span text:style-name="T10">CARDINAL</text:span><text:span text:style-name="T11">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Generic swap, cont.</text:p>
          </draw:text-box>
        </draw:frame>
        <draw:frame presentation:style-name="pr5" draw:text-style-name="P21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8"><text:span text:style-name="T10">BEGIN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0">IF</text:span><text:span text:style-name="T11"> </text:span><text:span text:style-name="T12">CanSwap</text:span><text:span text:style-name="T11"> (a, b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10">THE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0">FOR</text:span><text:span text:style-name="T11"> count := 0 </text:span><text:span text:style-name="T10">TO</text:span><text:span text:style-name="T11"> </text:span><text:span text:style-name="T10">HIGH</text:span><text:span text:style-name="T11"> (a)</text:span><text:span text:style-name="T11"><text:tab/></text:span><text:span text:style-name="T12">(* swap one LOC at a time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2"><text:span text:style-name="T10">D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3"><text:span text:style-name="T11">temp := a [count]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3"><text:span text:style-name="T11">a [count] := b [count]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3"><text:span text:style-name="T11">b [count] := temp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2"><text:span text:style-name="T10">END</text:span><text:span text:style-name="T11">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10">END</text:span><text:span text:style-name="T11">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0"><text:span text:style-name="T10">END</text:span><text:span text:style-name="T11"> </text:span><text:span text:style-name="T12">Swap</text:span><text:span text:style-name="T11">;</text:span></text:p>
              </text:list-item>
            </text:list>
            <text:list text:style-name="L6">
              <text:list-item>
                <text:p text:style-name="P20"><text:span text:style-name="T11"/></text:p>
              </text:list-item>
            </text:list>
            <text:list text:style-name="L6">
              <text:list-item>
                <text:p text:style-name="P20"><text:span text:style-name="T10">END</text:span><text:span text:style-name="T11"> </text:span><text:span text:style-name="T12">Swaps</text:span><text:span text:style-name="T11">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iles</text:p>
          </draw:text-box>
        </draw:frame>
        <draw:frame presentation:style-name="pr5" draw:text-style-name="P10" draw:layer="layout" svg:width="25.199cm" svg:height="14.887cm" svg:x="1.4cm" svg:y="4.507cm" presentation:class="outline" presentation:user-transformed="true">
          <draw:text-box>
            <text:list text:style-name="L6">
              <text:list-item>
                <text:p text:style-name="P10">A <text:span text:style-name="T6">logical</text:span> <text:span text:style-name="T6">file</text:span> is an <text:span text:style-name="T8">abstract</text:span> concept in the programmer's mind</text:p>
              </text:list-item>
            </text:list>
            <text:list text:style-name="L6">
              <text:list-item>
                <text:p text:style-name="P10">A <text:span text:style-name="T6">program</text:span> <text:span text:style-name="T6">file</text:span> is generally a <text:span text:style-name="T8">variable</text:span> in the code that refers to a file</text:p>
              </text:list-item>
            </text:list>
            <text:list text:style-name="L6">
              <text:list-item>
                <text:p text:style-name="P10">A <text:span text:style-name="T6">physical</text:span> <text:span text:style-name="T6">file</text:span> is a <text:span text:style-name="T8">recording</text:span> of a logical file – e.g., in magnetic media on a hard disk</text:p>
              </text:list-item>
            </text:list>
            <text:list text:style-name="L6">
              <text:list-item>
                <text:p text:style-name="P10">A <text:span text:style-name="T6">stream</text:span> is a <text:span text:style-name="T8">sequence</text:span> of data items of the same type, from an origin to a destination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Text stream</text:span>: items regarded as <text:span text:style-name="T8">characte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Binary stream</text:span>: items regarded as <text:span text:style-name="T8">bits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14">A stream flows through a </text:span><text:span text:style-name="T15">channel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reams and files</text:p>
          </draw:text-box>
        </draw:frame>
        <draw:frame presentation:style-name="pr5" draw:text-style-name="P10" draw:layer="layout" svg:width="25.199cm" svg:height="14.624cm" svg:x="1.4cm" svg:y="4.507cm" presentation:class="outline" presentation:user-transformed="true">
          <draw:text-box>
            <text:list text:style-name="L6">
              <text:list-item>
                <text:p text:style-name="P10"><text:span text:style-name="T7">STextIO</text:span>, <text:span text:style-name="T7">SRealIO</text:span>, etc. work on <text:span text:style-name="T6">text streams</text:span></text:p>
              </text:list-item>
            </text:list>
            <text:list text:style-name="L6">
              <text:list-item>
                <text:p text:style-name="P10"><text:span text:style-name="T6">Sequential</text:span> files are organized as <text:span text:style-name="T8">streams</text:span>:</text:p>
              </text:list-item>
            </text:list>
            <text:list text:style-name="L6">
              <text:list-item>
                <text:list>
                  <text:list-item>
                    <text:p text:style-name="P11">Can be written only at the end (<text:span text:style-name="T8">appended</text:span>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e.g., output stream to <text:span text:style-name="T8">speaker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4">Two kinds of sequential text file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6">Restricted stream</text:span><text:span text:style-name="T14">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4">Read from </text:span><text:span text:style-name="T8">start</text:span><text:span text:style-name="T14">; write to </text:span><text:span text:style-name="T8">current</text:span><text:span text:style-name="T14"> posi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6">Rewindable sequential stream</text:span><text:span text:style-name="T14">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4">Can also </text:span><text:span text:style-name="T8">rewind</text:span><text:span text:style-name="T14"> current position back to sta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<text:span text:style-name="T6">Random-access</text:span> files can be <text:span text:style-name="T8">indexed</text:span>:</text:p>
              </text:list-item>
            </text:list>
            <text:list text:style-name="L6">
              <text:list-item>
                <text:list>
                  <text:list-item>
                    <text:p text:style-name="P11">Write at a given <text:span text:style-name="T8">position</text:span> within the fil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stricted stream I/O</text:p>
          </draw:text-box>
        </draw:frame>
        <draw:frame presentation:style-name="pr5" draw:text-style-name="P10" draw:layer="layout" svg:width="25.199cm" svg:height="14.749cm" svg:x="1.4cm" svg:y="4.507cm" presentation:class="outline" presentation:user-transformed="true">
          <draw:text-box>
            <text:list text:style-name="L6">
              <text:list-item>
                <text:p text:style-name="P10">The <text:span text:style-name="T7">StreamFile</text:span> library <text:span text:style-name="T14">opens</text:span> and <text:span text:style-name="T14">closes</text:span> <text:span text:style-name="T6">sequential</text:span> files</text:p>
              </text:list-item>
            </text:list>
            <text:list text:style-name="L6">
              <text:list-item>
                <text:p text:style-name="P10">The <text:span text:style-name="T7">TextIO</text:span>, <text:span text:style-name="T7">RealIO</text:span>, etc. libraries contain the <text:span text:style-name="T6">same</text:span> procedures as their S-equivalents, but</text:p>
              </text:list-item>
            </text:list>
            <text:list text:style-name="L6">
              <text:list-item>
                <text:list>
                  <text:list-item>
                    <text:p text:style-name="P11">Each procedure has an extra param specifying the file <text:span text:style-name="T6">channel</text:span> to us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7">VA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out: ChanId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(* file channel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7">result : OpenResults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6">StreamFile</text:span><text:span text:style-name="T7">.</text:span><text:span text:style-name="T6">Open</text:span><text:span text:style-name="T7"> (out, “output.txt”, write, result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6">WholeIO</text:span><text:span text:style-name="T7">.</text:span><text:span text:style-name="T6">WriteCard</text:span><text:span text:style-name="T7"> (out, myCard, 0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6">StreamFile</text:span><text:span text:style-name="T7">.</text:span><text:span text:style-name="T6">Close</text:span><text:span text:style-name="T7"> (out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andard input, standard output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The standard input and output channels (usually keyboard and screen) are file channels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7">WholeIO.ReadCard (</text:span><text:span text:style-name="T6">StdChans</text:span><text:span text:style-name="T7">.</text:span><text:span text:style-name="T6">StdInChan</text:span><text:span text:style-name="T7">(), myCard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7">WholeIO.WriteCard (</text:span><text:span text:style-name="T6">StdChans</text:span><text:span text:style-name="T7">.</text:span><text:span text:style-name="T6">StdOutChan</text:span><text:span text:style-name="T7">(), myCard, 0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6"><text:span text:style-name="T14">With </text:span><text:span text:style-name="T7">StreamFile</text:span><text:span text:style-name="T14">, you can have </text:span><text:span text:style-name="T6">multiple</text:span><text:span text:style-name="T14"> channels open at the same time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4">e.g., output to </text:span><text:span text:style-name="T6">screen</text:span><text:span text:style-name="T14"> and </text:span><text:span text:style-name="T6">file</text:span><text:span text:style-name="T14"> simultaneousl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4">Now we can understand how </text:span><text:span text:style-name="T7">RedirStdIO</text:span><text:span text:style-name="T14"> work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windable sequential stream I/O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The <text:span text:style-name="T7">SeqFile</text:span> library opens and closes <text:span text:style-name="T6">rewindable</text:span> sequential streams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OpenRead</text:span>, <text:span text:style-name="T6">OpenWrite</text:span>, <text:span text:style-name="T6">OpenAppen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Reread</text:span> <text:span text:style-name="T7">(cid: ChanId)</text:span>: <text:span text:style-name="T8">rewind</text:span> to beginning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Rewrite</text:span> <text:span text:style-name="T7">(cid: ChanId)</text:span>: clear file and <text:span text:style-name="T8">start over</text:span></text:p>
                  </text:list-item>
                </text:list>
              </text:list-item>
            </text:list>
            <text:list text:style-name="L6">
              <text:list-item>
                <text:p text:style-name="P10">Open streams with a combination of <text:span text:style-name="T6">modes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Read, write, ol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Old: ok to <text:span text:style-name="T8">overwrite</text:span> (<text:span text:style-name="T6">clobber</text:span>) existing file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If opened read+write, use <text:span text:style-name="T7">Reread</text:span>/<text:span text:style-name="T7">Rewrite</text:span> to <text:span text:style-name="T6">switch</text:span> between reading and writing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xample: rewindable file</text:p>
          </draw:text-box>
        </draw:frame>
        <draw:frame presentation:style-name="pr5" draw:text-style-name="P10" draw:layer="layout" svg:width="25.199cm" svg:height="15.464cm" svg:x="1.4cm" svg:y="4.507cm" presentation:class="outline" presentation:user-transformed="true">
          <draw:text-box>
            <text:list text:style-name="L6">
              <text:list-item>
                <text:p text:style-name="P10">Read from keyboard, store in file, read back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FROM SeqFile IMPOR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ChanId, OpenWrite, write, read, old, Close, Reread, OpenResults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FROM WholeIO IMPOR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ReadCard, WriteCard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FROM StdChans IMPOR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StdInChan, StdOutChan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VAR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file : ChanId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result : OpenResults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BEGIN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OpenWrite (file, “output.txt”, read+write+old, result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xample: rewindable file, cont.</text:p>
          </draw:text-box>
        </draw:frame>
        <draw:frame presentation:style-name="pr5" draw:text-style-name="P15" draw:layer="layout" svg:width="25.199cm" svg:height="14.267cm" svg:x="1.4cm" svg:y="4.507cm" presentation:class="outline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15">IF result = opened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THE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2">WriteString (StdOutChan(), “Type a number: ”)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2">WriteLn (StdOutChan())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2">ReadCard (StdOutChan(), myCard)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2">WriteCard (file, myCard, 0)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2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2">Reread (file); <text:tab/><text:tab/>(* rewind file and start reading *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2">ReadCard (file, myCard)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END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Close (file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8.3-8.6)</text:p>
          </draw:text-box>
        </draw:frame>
        <draw:frame presentation:style-name="pr5" draw:text-style-name="P10" draw:layer="layout" svg:width="25.199cm" svg:height="14.965cm" svg:x="1.4cm" svg:y="4.507cm" presentation:class="outline" presentation:user-transformed="true">
          <draw:text-box>
            <text:list text:style-name="L6">
              <text:list-item>
                <text:p text:style-name="P10"><text:span text:style-name="T6">SYSTEM</text:span> module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LOC, ADDRESS, ADR, CAST</text:span> (vs. <text:span text:style-name="T7">VAL</text:span>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M2 <text:span text:style-name="T6">variables</text:span> pointing to specific memory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Files</text:span>:</text:p>
              </text:list-item>
            </text:list>
            <text:list text:style-name="L6">
              <text:list-item>
                <text:list>
                  <text:list-item>
                    <text:p text:style-name="P11">Logical/program/physical <text:span text:style-name="T6">fil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text/binary <text:span text:style-name="T6">streams</text:span>, <text:span text:style-name="T6">channels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Sequential</text:span> streams: <text:span text:style-name="T7">StreamFile</text:span>, <text:span text:style-name="T7">*IO</text:span> libraries</text:p>
              </text:list-item>
            </text:list>
            <text:list text:style-name="L6">
              <text:list-item>
                <text:p text:style-name="P10"><text:span text:style-name="T6">Rewindable</text:span> streams: <text:span text:style-name="T7">SeqFile</text:span>, <text:span text:style-name="T7">*IO</text:span> libraries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Reread</text:span> and <text:span text:style-name="T7">Rewri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File <text:span text:style-name="T6">modes</text:span>: read/write/ol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<text:span text:style-name="T1">No lab this week!</text:span></text:p>
              </text:list-item>
            </text:list>
            <text:list text:style-name="L6">
              <text:list-item>
                <text:p text:style-name="P10"><text:span text:style-name="T16">Homework</text:span><text:span text:style-name="T1"> due Wed: 8.13 #44</text:span></text:p>
              </text:list-item>
            </text:list>
            <text:list text:style-name="L6">
              <text:list-item>
                <text:p text:style-name="P10"><text:span text:style-name="T16">Quiz</text:span><text:span text:style-name="T1"> ch8 on Fri</text:span></text:p>
              </text:list-item>
            </text:list>
            <text:list text:style-name="L6">
              <text:list-item>
                <text:p text:style-name="P10"><text:span text:style-name="T16">Reading</text:span><text:span text:style-name="T1">: through §9.6 for Wed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8" presentation:class="page"/>
          <draw:frame presentation:style-name="pr6" draw:text-style-name="P2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102cm" svg:stroke-color="#ffff00" draw:marker-start-width="0.457cm" draw:marker-start-center="false" draw:marker-end-width="0.457cm" draw:marker-end-center="false" draw:fill="none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CMPT14x Lecture</dc:title>
    <meta:initial-creator>Sean Ho</meta:initial-creator>
    <meta:creation-date>2005-08-16T14:05:12</meta:creation-date>
    <dc:creator>Sean Ho</dc:creator>
    <dc:date>2005-10-28T18:31:10</dc:date>
    <dc:language>en-US</dc:language>
    <meta:editing-cycles>413</meta:editing-cycles>
    <meta:editing-duration>P15DT16H51M4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